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2adb9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6" style:family="paragraph" style:parent-style-name="Table_20_Contents">
      <style:paragraph-properties fo:line-height="115%"/>
    </style:style>
    <style:style style:name="P67" style:family="paragraph" style:parent-style-name="Table_20_Contents">
      <style:paragraph-properties fo:line-height="115%"/>
      <style:text-properties officeooo:rsid="08c13ed0" officeooo:paragraph-rsid="08c13ed0"/>
    </style:style>
    <style:style style:name="P6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2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2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2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2" svg:x1="0.0827in" svg:y1="0.1811in" svg:x2="3.3693in" svg:y2="0.1811in"><text:p/></draw:line><draw:line text:anchor-type="paragraph" draw:z-index="22" draw:name="Shape3_31" draw:style-name="gr1" draw:text-style-name="P72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3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2" svg:x1="1.9563in" svg:y1="0.2067in" svg:x2="3.3689in" svg:y2="0.202in"><text:p/></draw:line><draw:line text:anchor-type="paragraph" draw:z-index="27" draw:name="Shape3_36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 table:number-columns-repeated="5"/>
        <table:table-column table:style-name="Table5.F"/>
        <table:table-row table:style-name="TableLine205474438971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2" office:value-type="string">
            <text:p text:style-name="P66"/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Standard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4333392">
          <table:table-cell table:style-name="Table3.A1" office:value-type="string">
            <text:p text:style-name="P55">စဥ်</text:p>
          </table:table-cell>
          <table:table-cell table:style-name="Table3.A1" office:value-type="string">
            <text:p text:style-name="P55">လအမည်</text:p>
          </table:table-cell>
          <table:table-cell table:style-name="Table3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3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3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3.F1" office:value-type="string">
            <text:p text:style-name="P55">လက်မှတ်</text:p>
          </table:table-cell>
        </table:table-row>
        <table:table-row table:style-name="TableLine2054744333392">
          <table:table-cell table:style-name="Table3.A2" office:value-type="string">
            <text:p text:style-name="P56">စဥ်</text:p>
            <text:p text:style-name="P51"/>
          </table:table-cell>
          <table:table-cell table:style-name="Table3.A2" office:value-type="string">
            <text:p text:style-name="P56">လအမည်</text:p>
            <text:p text:style-name="P51"/>
          </table:table-cell>
          <table:table-cell table:style-name="Table3.A2" office:value-type="string">
            <text:p text:style-name="P56">ရရှိသည့် လစာဝင်ငွေ</text:p>
            <text:p text:style-name="P56"><text:s/>စုစုပေါင်း (ကျပ်) </text:p>
            <text:p text:style-name="P51"/>
          </table:table-cell>
          <table:table-cell table:style-name="Table3.A2" office:value-type="string">
            <text:p text:style-name="P56">ပေးဆောင်သည့် </text:p>
            <text:p text:style-name="P56">အခွန်(ကျပ်)</text:p>
            <text:p text:style-name="P51"/>
          </table:table-cell>
          <table:table-cell table:style-name="Table3.A2" office:value-type="string">
            <text:p text:style-name="P56">အခွန်ပေးသွင်းမှု</text:p>
            <text:p text:style-name="P56">အထောက်အထား</text:p>
            <text:p text:style-name="P56">အမှတ်</text:p>
            <text:p text:style-name="P51"/>
          </table:table-cell>
          <table:table-cell table:style-name="Table3.F2" office:value-type="string">
            <text:p text:style-name="P56">လက်မှတ်</text:p>
            <text:p text:style-name="P51"/>
          </table:table-cell>
        </table:table-row>
        <table:table-row table:style-name="TableLine2054744332112">
          <table:table-cell table:style-name="Table3.F2" table:number-columns-spanned="6" office:value-type="string">
            <text:p text:style-name="P6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41584">
          <table:table-cell table:style-name="Table3.A2" office:value-type="string">
            <text:p text:style-name="P68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69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69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0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1"/>
          </table:table-cell>
        </table:table-row>
        <table:table-row table:style-name="TableLine2054744337488">
          <table:table-cell table:style-name="Table3.F2" table:number-columns-spanned="6" office:value-type="string">
            <text:p text:style-name="P6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34928">
          <table:table-cell table:style-name="Table3.A2" table:number-columns-spanned="2" office:value-type="string">
            <text:p text:style-name="P58">စုစုပေါင်း</text:p>
          </table:table-cell>
          <table:covered-table-cell/>
          <table:table-cell table:style-name="Table3.A2" office:value-type="string">
            <text:p text:style-name="P69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69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71"/>
          </table:table-cell>
          <table:table-cell table:style-name="Table3.F2" office:value-type="string">
            <text:p text:style-name="P61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2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2" svg:x1="0.4043in" svg:y1="-0.1098in" svg:x2="3.3559in" svg:y2="-0.1098in"><text:p/></draw:line><draw:line text:anchor-type="paragraph" draw:z-index="7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7M36S</meta:editing-duration>
    <meta:editing-cycles>1138</meta:editing-cycles>
    <dc:date>2022-12-08T10:26:41.486000000</dc:date>
    <meta:document-statistic meta:table-count="8" meta:image-count="0" meta:object-count="0" meta:page-count="3" meta:paragraph-count="105" meta:word-count="361" meta:character-count="2683" meta:non-whitespace-character-count="2246"/>
  </office:meta>
</office:document-meta>
</file>